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span text:style-name="null">To calculate this value, are needed these information:<text:s/></text:span></text:p>
      <text:p text:style-name="Normal"><text:span text:style-name="null">• Load on the stack → PP (parameter) ******(1)<text:s/></text:span></text:p>
      <text:p text:style-name="Normal"><text:span text:style-name="null">• Weight of pulvino → Ppu (parameter)<text:s/></text:span></text:p>
      <text:p text:style-name="Normal"><text:span text:style-name="null">• Weight of trunk pylon → Ptp (parameter)<text:s/></text:span></text:p>
      <text:p text:style-name="Normal"><text:span text:style-name="null">• Weight of the beam → Pb (parameter)</text:span></text:p>
      <text:p text:style-name="Normal"><text:span text:style-name="null"><text:s/>• Weight per meter of the single pylon → Pp (parameter) ******(2)<text:s/></text:span></text:p>
      <text:p text:style-name="Normal"><text:span text:style-name="null">• Height of the beam → hbeam (parametro)<text:s/></text:span></text:p>
      <text:p text:style-name="Normal"><text:span text:style-name="null">• Height of stack portion exposed → to be evaluated with [SONAR1]<text:s/></text:span></text:p>
      <text:p text:style-name="Normal"><text:span text:style-name="null">Why there are 2 parameters with the same name ? Pp !!<text:s/></text:span></text:p>
      <text:p text:style-name="Normal"><text:span text:style-name="null">I use the first one as Pp1 and the second one as Pp2 .</text:span></text:p>
      <text:p text:style-name="Normal"/>
      <text:p text:style-name="Normal"/>
      <text:p text:style-name="Normal"/>
      <text:p text:style-name="Normal"/>
      <text:p text:style-name="Normal"><text:span text:style-name="null">to write an algorithm is always an issue, here (ie, pages 9 to &gt;&gt; 13) Specifically, what is the problem? What does the algorithm work?<text:s/></text:span></text:p>
      <text:p text:style-name="Normal"><text:span text:style-name="null">&gt;&gt; What will be the output of the algorithm?<text:s/></text:span></text:p>
      <text:p text:style-name="Normal"><text:span text:style-name="null">Data from sensors and other &gt;&gt; inputs constant. For example, the weight is the same as the weight of &gt;&gt; some parts and some parts of the structure are added to the weight of &gt;&gt; the structure. &gt;&gt; The algorithm can thus be summarized If so, where?</text:span></text:p>
      <text:p text:style-name="Normal"><text:span text:style-name="null">What should the algorithm do? What are the result and any output? &gt;&gt; Inputs are the gathered data from sensors and some constants, does &gt;&gt; the algorithm should calculate each part and return it separately or &gt;&gt; after calculation should compare with a threshold and if it exceeds &gt;&gt; the threshold do anything else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ull" style:display-name="null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sam</meta:initial-creator>
    <dc:creator>Hesam</dc:creator>
    <meta:creation-date>2013-11-18T09:49:00Z</meta:creation-date>
    <dc:date>2013-11-18T09:58:00Z</dc:date>
    <meta:template xlink:href="Normal" xlink:type="simple"/>
    <meta:editing-cycles>4</meta:editing-cycles>
    <meta:editing-duration>PT600S</meta:editing-duration>
    <meta:document-statistic meta:page-count="1" meta:paragraph-count="2" meta:word-count="187" meta:character-count="1255" meta:row-count="8" meta:non-whitespace-character-count="1070"/>
  </office:meta>
</office:document-meta>
</file>